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CIAI – La maison intelligente</text:p>
      <text:p text:style-name="P6">Système de gestion automatique des poubelles</text:p>
      <text:p text:style-name="Standard"/>
      <text:p text:style-name="P7">Introduction</text:p>
      <text:p text:style-name="Standard"/>
      <text:p text:style-name="Standard">La gestion des poubelles est relativement pénible que ce soit au niveau du contrôle du niveau de remplissage du sac ou de la fermeture et l'acheminement jusqu'à la benne à ordures. De plus, une poubelle de déchet organique dégage bien souvent une odeur assez pestilentielle. </text:p>
      <text:p text:style-name="Standard">D'où l'idée de développer un système de gestion automatique de la poubelle. Ce système permettra à la fois de détecter une poubelle pleine ou trop ancienne, de fermer et d'acheminer la poubelle à l’extérieur.</text:p>
      <text:p text:style-name="Standard"/>
      <text:p text:style-name="P7">Fonctionnalités souhaitées</text:p>
      <text:p text:style-name="Standard"/>
      <text:p text:style-name="Standard"><text:span text:style-name="T1">Détection automatique de la nécessité de fermer et jeter la poubelle</text:span>. Critères de détection :</text:p>
      <text:list xml:id="list31211743" text:style-name="L1">
        <text:list-item>
          <text:p text:style-name="P1">Poubelle pleine</text:p>
        </text:list-item>
        <text:list-item>
          <text:p text:style-name="P1">Poubelle trop lourde</text:p>
        </text:list-item>
        <text:list-item>
          <text:p text:style-name="P1">Poubelle trop ancienne</text:p>
        </text:list-item>
      </text:list>
      <text:p text:style-name="Standard"/>
      <text:p text:style-name="Standard"><text:span text:style-name="T1">Gestion de différents types de poubelles liés au tri sélectif</text:span>. </text:p>
      <text:list xml:id="list31254179" text:style-name="L2">
        <text:list-item>
          <text:p text:style-name="P2">Les déchets classiques (déchets alimentaires et non recyclables) seront déposés dans un sac en plastique tenu par des pinces sur un support circulaire.</text:p>
        </text:list-item>
        <text:list-item>
          <text:p text:style-name="P2">Les déchets recyclables (plastique, papier, carton, métal, …) seront déposés dans un bac réutilisable surélevé.</text:p>
        </text:list-item>
      </text:list>
      <text:p text:style-name="Standard"/>
      <text:p text:style-name="Standard"><text:span text:style-name="T1">Gestion de la fermeture des poubelles</text:span>. Seuls les sacs plastiques seront fermés. Ceci s’effectuera par un système de pincement et chauffage du haut du sac pour faire fondre le plastique. <text:s/></text:p>
      <text:p text:style-name="Standard"/>
      <text:p text:style-name="Standard"><text:span text:style-name="T1">Gestion de l'enlèvement de la poubelle</text:span>. Ce traitement sera fonction du type de poubelle.</text:p>
      <text:list xml:id="list31327230" text:style-name="L3">
        <text:list-item>
          <text:p text:style-name="P3">Après leur fermeture, les sacs seront déposés sur un tapis roulant et acheminer jusqu'à la benne à ordure</text:p>
        </text:list-item>
        <text:list-item>
          <text:p text:style-name="P3">Les bacs seront déposés sur le tapis roulant, acheminer jusqu'aux bennes spécifiques et vidés. Il seront ensuite remis en place pour être à nouveau remplis.</text:p>
        </text:list-item>
      </text:list>
      <text:p text:style-name="Standard"/>
      <text:p text:style-name="Standard"><text:span text:style-name="T1">Gestion des sacs</text:span>. Les sacs seront mis manuellement sur le support à pince. Lorsqu'une poubelle a été vidé, un témoin lumineux indique à l'utilisateur qu'il doit mettre en place un nouveau sac. Dans le cas des bacs, l'utilisateur n'a rien à faire puisque le bac est automatiquement remis en place.</text:p>
      <text:p text:style-name="Standard"/>
      <text:p text:style-name="Standard"><text:span text:style-name="T1">Fonctionnalités sur demande</text:span>.</text:p>
      <text:list xml:id="list31415257" text:style-name="L4">
        <text:list-item>
          <text:p text:style-name="P4">L'utilisateur peut s'il le souhaite lancer le processus d'élimination des déchets manuellement. Cela est possible par l'intermédiaire d'un bouton par poubelle.</text:p>
        </text:list-item>
        <text:list-item>
          <text:p text:style-name="P4">Mise en route du système. L'utilisateur peut à tout moment mettre en et hors service le système par l'intermédiaire d'un bouton.</text:p>
        </text:list-item>
      </text:list>
      <text:p text:style-name="Standard"/>
      <text:p text:style-name="Standard"><text:span text:style-name="T1">Information pour l'utilisateur</text:span>. Des voyants lumineux informeront l'utilisateur de l'état actuel du système.</text:p>
      <text:list xml:id="list31462430" text:style-name="L5">
        <text:list-item>
          <text:p text:style-name="P5">Un voyant indiquant l'absence de sac ou de bac</text:p>
        </text:list-item>
        <text:list-item>
          <text:p text:style-name="P5">Un voyant indiquant une élimination de la poubelle en cours</text:p>
        </text:list-item>
        <text:list-item>
          <text:p text:style-name="P5"><text:soft-page-break/>Une jauge de niveau de remplissage de la poubelle</text:p>
        </text:list-item>
        <text:list-item>
          <text:p text:style-name="P5">Un voyant indiquant que le système est en service</text:p>
        </text:list-item>
      </text:list>
      <text:p text:style-name="Standard"/>
      <text:p text:style-name="Standard">Schéma du système 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H43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1T09:28:28.25</meta:creation-date>
    <dc:date>2011-02-01T11:46:55.93</dc:date>
    <meta:editing-duration>PT16M25S</meta:editing-duration>
    <meta:editing-cycles>2</meta:editing-cycles>
    <meta:generator>LibreOffice/3.3$Win32 LibreOffice_project/330m19$Build-6</meta:generator>
    <meta:document-statistic meta:table-count="0" meta:image-count="0" meta:object-count="0" meta:page-count="2" meta:paragraph-count="28" meta:word-count="416" meta:character-count="2570"/>
  </office:meta>
</office:document-meta>
</file>